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3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 table:number-columns-spanned="3" table:number-rows-spanned="1">
            <text:p><text:s text:c="26"/>EXPOSITOR N°: 8</text:p>
          </table:table-cell>
          <table:covered-table-cell table:number-columns-repeated="2" table:style-name="ce1"/>
        </table:table-row>
        <table:table-row table:style-name="ro1">
          <table:table-cell office:value-type="string" calcext:value-type="string">
            <text:p>CODIGO </text:p>
          </table:table-cell>
          <table:table-cell table:style-name="ce5" office:value-type="string" calcext:value-type="string">
            <text:p>POSICAO</text:p>
          </table:table-cell>
          <table:table-cell table:style-name="ce5" office:value-type="string" calcext:value-type="string">
            <text:p>REFERENCIA</text:p>
          </table:table-cell>
        </table:table-row>
        <table:table-row table:style-name="ro1">
          <table:table-cell office:value-type="float" office:value="1061136" calcext:value-type="float">
            <text:p>106113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office:value-type="float" office:value="1086224" calcext:value-type="float">
            <text:p>1086224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</table:table-row>
        <table:table-row table:style-name="ro1">
          <table:table-cell office:value-type="float" office:value="1050353" calcext:value-type="float">
            <text:p>1050353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</table:table-row>
        <table:table-row table:style-name="ro1">
          <table:table-cell office:value-type="float" office:value="1060215" calcext:value-type="float">
            <text:p>1060215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</table:table-row>
        <table:table-row table:style-name="ro1">
          <table:table-cell office:value-type="float" office:value="1062174" calcext:value-type="float">
            <text:p>1062174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</table:table-row>
        <table:table-row table:style-name="ro1">
          <table:table-cell office:value-type="float" office:value="1062178" calcext:value-type="float">
            <text:p>1062178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</table:table-row>
        <table:table-row table:style-name="ro1">
          <table:table-cell office:value-type="float" office:value="1066989" calcext:value-type="float">
            <text:p>106698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19616" calcext:value-type="float">
            <text:p>11196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115661" calcext:value-type="float">
            <text:p>111566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76157" calcext:value-type="float">
            <text:p>10761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15661" calcext:value-type="float">
            <text:p>111566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5"/>
          <table:table-cell office:value-type="float" office:value="12" calcext:value-type="float">
            <text:p>12</text:p>
          </table:table-cell>
          <table:table-cell office:value-type="string" calcext:value-type="string">
            <text:p>INC22W20016</text:p>
          </table:table-cell>
        </table:table-row>
        <table:table-row table:style-name="ro1">
          <table:table-cell office:value-type="float" office:value="1096707" calcext:value-type="float">
            <text:p>109670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15659" calcext:value-type="float">
            <text:p>111565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115660" calcext:value-type="float">
            <text:p>111566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5"/>
          <table:table-cell office:value-type="float" office:value="16" calcext:value-type="float">
            <text:p>16</text:p>
          </table:table-cell>
          <table:table-cell office:value-type="string" calcext:value-type="string">
            <text:p>INC22W20014</text:p>
          </table:table-cell>
        </table:table-row>
        <table:table-row table:style-name="ro1">
          <table:table-cell office:value-type="float" office:value="1096017" calcext:value-type="float">
            <text:p>109601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120254" calcext:value-type="float">
            <text:p>112025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5"/>
          <table:table-cell office:value-type="float" office:value="19" calcext:value-type="float">
            <text:p>19</text:p>
          </table:table-cell>
          <table:table-cell office:value-type="string" calcext:value-type="string">
            <text:p>INC12W20013</text:p>
          </table:table-cell>
        </table:table-row>
        <table:table-row table:style-name="ro1">
          <table:table-cell office:value-type="float" office:value="1096434" calcext:value-type="float">
            <text:p>109643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15662" calcext:value-type="float">
            <text:p>111566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5"/>
          <table:table-cell office:value-type="float" office:value="22" calcext:value-type="float">
            <text:p>22</text:p>
          </table:table-cell>
          <table:table-cell office:value-type="string" calcext:value-type="string">
            <text:p>INC12570002</text:p>
          </table:table-cell>
        </table:table-row>
        <table:table-row table:style-name="ro1">
          <table:table-cell office:value-type="float" office:value="1115670" calcext:value-type="float">
            <text:p>111567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118710" calcext:value-type="float">
            <text:p>111871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5"/>
          <table:table-cell office:value-type="float" office:value="25" calcext:value-type="float">
            <text:p>25</text:p>
          </table:table-cell>
          <table:table-cell office:value-type="string" calcext:value-type="string">
            <text:p>F3501AW01</text:p>
          </table:table-cell>
        </table:table-row>
        <table:table-row table:style-name="ro1">
          <table:table-cell office:value-type="float" office:value="1097764" calcext:value-type="float">
            <text:p>109776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051030" calcext:value-type="float">
            <text:p>105103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050688" calcext:value-type="float">
            <text:p>1050688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115669" calcext:value-type="float">
            <text:p>111566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097247" calcext:value-type="float">
            <text:p>109724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98676" calcext:value-type="float">
            <text:p>109867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106114" calcext:value-type="float">
            <text:p>110611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058471" calcext:value-type="float">
            <text:p>105847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117559" calcext:value-type="float">
            <text:p>1117559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117776" calcext:value-type="float">
            <text:p>1117776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78767" calcext:value-type="float">
            <text:p>107876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117563" calcext:value-type="float">
            <text:p>111756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119957" calcext:value-type="float">
            <text:p>111995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117934" calcext:value-type="float">
            <text:p>1117934</text:p>
          </table:table-cell>
          <table:table-cell table:style-name="ce5" office:value-type="float" office:value="39" calcext:value-type="float">
            <text:p>39</text:p>
          </table:table-cell>
          <table:table-cell table:style-name="ce5"/>
        </table:table-row>
        <table:table-row table:style-name="ro1">
          <table:table-cell office:value-type="float" office:value="1117581" calcext:value-type="float">
            <text:p>111758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117654" calcext:value-type="float">
            <text:p>1117654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117778" calcext:value-type="float">
            <text:p>1117778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117519" calcext:value-type="float">
            <text:p>1117519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123104" calcext:value-type="float">
            <text:p>1123104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119639" calcext:value-type="float">
            <text:p>111963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29815" calcext:value-type="float">
            <text:p>102981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117720" calcext:value-type="float">
            <text:p>111772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121977" calcext:value-type="float">
            <text:p>1121977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098229" calcext:value-type="float">
            <text:p>1098229</text:p>
          </table:table-cell>
          <table:table-cell office:value-type="float" office:value="49" calcext:value-type="float">
            <text:p>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14:02:13.81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8T17:51:57.733000000</meta:creation-date>
    <dc:date>2023-10-04T14:03:41.323000000</dc:date>
    <meta:editing-duration>PT5M</meta:editing-duration>
    <meta:editing-cycles>3</meta:editing-cycles>
    <meta:generator>LibreOffice/6.0.5.2$Windows_X86_64 LibreOffice_project/54c8cbb85f300ac59db32fe8a675ff7683cd5a16</meta:generator>
    <meta:document-statistic meta:table-count="1" meta:cell-count="102" meta:object-count="0"/>
  </office:meta>
</office:document-meta>
</file>